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adornments="Normal" style:font-charset="x-symbol"/>
    <style:font-face style:name="Wingdings" svg:font-family="Wingdings" style:font-pitch="variable" style:font-charset="x-symbol"/>
    <style:font-face style:name="StarSymbol" svg:font-family="StarSymbol"/>
    <style:font-face style:name="Arial2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Arial" fo:font-size="10pt" officeooo:rsid="0005bb05" officeooo:paragraph-rsid="0005bb05" style:font-size-asian="8.75pt" style:font-size-complex="10pt"/>
    </style:style>
    <style:style style:name="P2" style:family="paragraph" style:parent-style-name="Standard" style:list-style-name="L3">
      <style:paragraph-properties fo:line-height="200%" fo:text-align="justify" style:justify-single-word="false"/>
      <style:text-properties style:font-name="Arial" fo:font-size="10pt" officeooo:rsid="0005bb05" officeooo:paragraph-rsid="0005bb05" style:font-size-asian="8.75pt" style:font-size-complex="10pt"/>
    </style:style>
    <style:style style:name="P3" style:family="paragraph" style:parent-style-name="Standard" style:list-style-name="L5">
      <style:paragraph-properties fo:line-height="200%" fo:text-align="justify" style:justify-single-word="false"/>
      <style:text-properties style:font-name="Arial" fo:font-size="10pt" officeooo:rsid="0005bb05" officeooo:paragraph-rsid="0005bb05" style:font-size-asian="8.75pt" style:font-size-complex="10pt"/>
    </style:style>
    <style:style style:name="P4" style:family="paragraph" style:parent-style-name="Standard" style:list-style-name="L6">
      <style:paragraph-properties fo:line-height="200%" fo:text-align="justify" style:justify-single-word="false"/>
      <style:text-properties style:font-name="Arial" fo:font-size="10pt" officeooo:rsid="0005bb05" officeooo:paragraph-rsid="0005bb05" style:font-size-asian="8.75pt" style:font-size-complex="10pt"/>
    </style:style>
    <style:style style:name="P5" style:family="paragraph" style:parent-style-name="Standard" style:list-style-name="L6">
      <style:paragraph-properties fo:line-height="200%" fo:text-align="justify" style:justify-single-word="false"/>
      <style:text-properties style:font-name="Arial" fo:font-size="10pt" officeooo:rsid="00092098" officeooo:paragraph-rsid="00092098" style:font-size-asian="8.75pt" style:font-size-complex="10pt"/>
    </style:style>
    <style:style style:name="P6" style:family="paragraph" style:parent-style-name="Standard">
      <style:paragraph-properties fo:line-height="200%" fo:text-align="justify" style:justify-single-word="false"/>
      <style:text-properties style:font-name="Arial" fo:font-size="10pt" fo:font-weight="bold" officeooo:rsid="0005bb05" officeooo:paragraph-rsid="0005bb05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fo:color="#0066b3" style:font-name="Arial" fo:font-size="10pt" fo:font-weight="bold" officeooo:rsid="0005bb05" officeooo:paragraph-rsid="0005bb05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200%" fo:text-align="justify" style:justify-single-word="false" fo:break-before="page"/>
      <style:text-properties style:font-name="Arial" fo:font-size="10pt" fo:font-weight="bold" officeooo:rsid="0005bb05" officeooo:paragraph-rsid="0005bb05" style:font-size-asian="8.75pt" style:font-weight-asian="bold" style:font-size-complex="10pt" style:font-weight-complex="bold"/>
    </style:style>
    <style:style style:name="P9" style:family="paragraph" style:parent-style-name="Footnote">
      <style:text-properties fo:font-weight="bold" style:font-weight-asian="bold" style:font-weight-complex="bold"/>
    </style:style>
    <style:style style:name="T1" style:family="text">
      <style:text-properties style:font-name="Wingdings" officeooo:rsid="0006e9b3"/>
    </style:style>
    <style:style style:name="T2" style:family="text">
      <style:text-properties style:font-name="Courier" officeooo:rsid="0006e9b3"/>
    </style:style>
    <style:style style:name="T3" style:family="text">
      <style:text-properties style:font-name="Courier" fo:font-size="8pt" officeooo:rsid="0006e9b3" style:font-size-asian="7pt" style:font-size-complex="8pt"/>
    </style:style>
    <style:style style:name="T4" style:family="text">
      <style:text-properties style:font-name="Courier" fo:font-size="8pt" officeooo:rsid="0006e9b3" style:font-size-asian="8pt" style:font-size-complex="8pt"/>
    </style:style>
    <text:list-style style:name="L1">
      <text:list-level-style-bullet text:level="1" text:style-name="Bullet_20_Symbols" text:bullet-char="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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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1.411cm" fo:margin-left="1.9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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text:style-name="Numbering_20_Symbols" style:num-suffix="." style:num-format="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IROPOS</text:p>
      <text:p text:style-name="P1"/>
      <text:list xml:id="list4042494174" text:style-name="L6">
        <text:list-item>
          <text:p text:style-name="P5">Piropo nº 1</text:p>
          <text:list>
            <text:list-item>
              <text:p text:style-name="P4">Se te cayó el papel.</text:p>
            </text:list-item>
            <text:list-item>
              <text:p text:style-name="P4">¿Qué papel?</text:p>
            </text:list-item>
            <text:list-item>
              <text:p text:style-name="P4">El de tu envoltorio, bombón.</text:p>
            </text:list-item>
          </text:list>
        </text:list-item>
        <text:list-item>
          <text:p text:style-name="P5">Piropo nº 2</text:p>
          <text:list>
            <text:list-item>
              <text:p text:style-name="P4">Con esa belleza no puedes ser de este planeta.</text:p>
            </text:list-item>
            <text:list-item>
              <text:p text:style-name="P4">Dime: ¿donde está la nave?, que me voy a con vos.</text:p>
            </text:list-item>
          </text:list>
        </text:list-item>
        <text:list-item>
          <text:p text:style-name="P5">Piropo nº3</text:p>
          <text:list>
            <text:list-item>
              <text:p text:style-name="P4">Voy a matar a mi profesor de astronomía.</text:p>
            </text:list-item>
            <text:list-item>
              <text:p text:style-name="P4">No todas las estrellas están en el cielo.</text:p>
            </text:list-item>
          </text:list>
        </text:list-item>
      </text:list>
      <text:list xml:id="list1673206712" text:style-name="L3">
        <text:list-header>
          <text:p text:style-name="P2"/>
        </text:list-header>
      </text:list>
      <text:p text:style-name="P6"/>
      <text:p text:style-name="P8">Otros<text:note text:id="ftn0" text:note-class="footnote"><text:note-citation>1</text:note-citation><text:note-body><text:p text:style-name="P9"><text:span text:style-name="T1">$ </text:span><text:span text:style-name="T4">No se confíe de los mismos, algunos pueden fallar</text:span></text:p></text:note-body></text:note></text:p>
      <text:list xml:id="list1385488627" text:style-name="L5">
        <text:list-item>
          <text:p text:style-name="P3">Producen una sutil caída de ojos en el receptor:</text:p>
          <text:list>
            <text:list-item>
              <text:p text:style-name="P3">Encandílame con esos faroles así chocamos de frente.</text:p>
            </text:list-item>
            <text:list-item>
              <text:p text:style-name="P3">Eres la rueda de auxilio de mi corazón en llanta.</text:p>
            </text:list-item>
            <text:list-item>
              <text:p text:style-name="P3">¿Quién habrá sido el pirata que perdió este tesoro?</text:p>
            </text:list-item>
          </text:list>
        </text:list-item>
        <text:list-item>
          <text:p text:style-name="P3">Producen un leve esbozo de sonrisa por parte del receptor:</text:p>
          <text:list>
            <text:list-item>
              <text:p text:style-name="P3">Que adelantada está la ciencia que hasta los bombones caminan.</text:p>
            </text:list-item>
            <text:list-item>
              <text:p text:style-name="P3">Quisiera ser lágrima para nacer en tus ojos, rodar en tu mejilla y morir en tu boca.</text:p>
            </text:list-item>
            <text:list-item>
              <text:p text:style-name="P3">Si la belleza es pecado, no tienes perdón de Dio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adornments="Normal" style:font-charset="x-symbol"/>
    <style:font-face style:name="Wingdings" svg:font-family="Wingdings" style:font-pitch="variable" style:font-charset="x-symbol"/>
    <style:font-face style:name="StarSymbol" svg:font-family="StarSymbol"/>
    <style:font-face style:name="Arial2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5:42:02.896000000</meta:creation-date>
    <dc:date>2020-10-06T16:13:18.392000000</dc:date>
    <meta:editing-duration>PT4M59S</meta:editing-duration>
    <meta:editing-cycles>2</meta:editing-cycles>
    <meta:generator>LibreOffice/5.4.2.2$Windows_x86 LibreOffice_project/22b09f6418e8c2d508a9eaf86b2399209b0990f4</meta:generator>
    <meta:document-statistic meta:table-count="0" meta:image-count="0" meta:object-count="0" meta:page-count="2" meta:paragraph-count="22" meta:word-count="170" meta:character-count="832" meta:non-whitespace-character-count="694"/>
  </office:meta>
</office:document-meta>
</file>